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297E197CF269347C3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8.25cm" draw:z-index="0"><draw:image xlink:href="Pictures/100002010000055600000297E197CF269347C3B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9:22:32.836122535</meta:creation-date>
    <dc:date>2021-05-23T19:37:37.111443588</dc:date>
    <meta:editing-duration>PT4M5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